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707cm"/>
    </style:style>
    <style:style style:name="gr2" style:family="graphic" style:parent-style-name="standard">
      <style:graphic-properties draw:stroke="none" svg:stroke-color="#000000" draw:fill="none" draw:fill-color="#ffffff" fo:min-height="7.89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45cm" fo:min-width="4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cc9900" draw:fill-color="#ffff00" draw:textarea-horizontal-align="justify" draw:textarea-vertical-align="middle" draw:auto-grow-height="false" fo:min-height="1.85cm" fo:min-width="1.7cm"/>
    </style:style>
    <style:style style:name="gr6" style:family="graphic" style:parent-style-name="standard">
      <style:graphic-properties svg:stroke-color="#cc9900" draw:fill-color="#ffff00" draw:textarea-horizontal-align="justify" draw:textarea-vertical-align="middle" draw:auto-grow-height="false" fo:min-height="1.95cm" fo:min-width="0cm"/>
    </style:style>
    <style:style style:name="gr7" style:family="graphic" style:parent-style-name="standard">
      <style:graphic-properties draw:stroke="none" svg:stroke-color="#000000" draw:fill="none" draw:fill-color="#ffffff" fo:min-height="2.25cm"/>
    </style:style>
    <style:style style:name="gr8" style:family="graphic" style:parent-style-name="standard">
      <style:graphic-properties draw:stroke="none" svg:stroke-color="#000000" draw:fill="none" draw:fill-color="#ffffff" fo:min-height="3.95cm"/>
    </style:style>
    <style:style style:name="P1" style:family="paragraph">
      <style:paragraph-properties fo:text-align="center"/>
      <style:text-properties style:font-name="Courier 10 Pitch" fo:font-size="60pt" style:font-size-asian="60pt" style:font-size-complex="60pt"/>
    </style:style>
    <style:style style:name="P2" style:family="paragraph">
      <loext:graphic-properties draw:fill="none" draw:fill-color="#ffffff"/>
      <style:paragraph-properties fo:text-align="center"/>
      <style:text-properties style:font-name="Courier 10 Pitch" fo:font-size="60pt" style:font-size-asian="60pt" style:font-size-complex="60pt"/>
    </style:style>
    <style:style style:name="P3" style:family="paragraph">
      <style:paragraph-properties fo:text-align="center"/>
      <style:text-properties style:font-name="Courier 10 Pitch" fo:font-size="24pt" fo:font-weight="bold" style:font-size-asian="24pt" style:font-weight-asian="bold" style:font-size-complex="24pt" style:font-weight-complex="bold"/>
    </style:style>
    <style:style style:name="P4" style:family="paragraph">
      <style:text-properties style:font-name="Courier 10 Pitch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Courier 10 Pitch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none" draw:fill-color="#ffffff"/>
      <style:text-properties style:font-name="Courier 10 Pitch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Courier 10 Pitch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Courier 10 Pitch" fo:font-size="60pt" style:font-size-asian="60pt" style:font-size-complex="60pt"/>
    </style:style>
    <style:style style:name="T3" style:family="text">
      <style:text-properties style:font-name="Courier 10 Pitch" fo:font-size="54pt" style:text-underline-style="solid" style:text-underline-width="auto" style:text-underline-color="font-color" style:font-size-asian="54pt" style:font-size-complex="54pt"/>
    </style:style>
    <style:style style:name="T4" style:family="text">
      <style:text-properties style:font-name="Courier 10 Pitch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cm" svg:height="14.957cm" svg:x="1cm" svg:y="7.7cm">
          <draw:text-box>
            <text:p text:style-name="P1"><text:span text:style-name="T1">Ru</text:span><text:span text:style-name="T1">bi</text:span><text:span text:style-name="T1">k’</text:span><text:span text:style-name="T1">s </text:span><text:span text:style-name="T1">cu</text:span><text:span text:style-name="T1">be </text:span><text:span text:style-name="T1">2x</text:span><text:span text:style-name="T1">2x</text:span><text:span text:style-name="T1">2</text:span></text:p>
            <text:p text:style-name="P1"><text:span text:style-name="T2"/></text:p>
            <text:p text:style-name="P1"><text:span text:style-name="T3">Mét</text:span><text:span text:style-name="T3">odo </text:span><text:span text:style-name="T3">Ort</text:span><text:span text:style-name="T3">ega</text:span></text:p>
          </draw:text-box>
        </draw:frame>
      </draw:page>
      <draw:page draw:name="page2" draw:style-name="dp1" draw:master-page-name="Predeterminado">
        <draw:frame draw:style-name="gr2" draw:text-style-name="P5" draw:layer="layout" svg:width="19cm" svg:height="8.55cm" svg:x="1cm" svg:y="1cm">
          <draw:text-box>
            <text:p text:style-name="P3"><text:span text:style-name="T4">Orient last layer</text:span></text:p>
            <text:p text:style-name="P3"><text:span text:style-name="T4"/></text:p>
            <text:p text:style-name="P4"><text:span text:style-name="T5"/></text:p>
            <text:p text:style-name="P4"><text:span text:style-name="T5">Caso #1: </text:span><text:span text:style-name="T6">Sólo una esquina bien orientada.</text:span></text:p>
            <text:p text:style-name="P4"><text:span text:style-name="T6"/></text:p>
            <text:p text:style-name="P4"><text:span text:style-name="T6">Situación 1.1:</text:span></text:p>
            <text:p text:style-name="P3"><text:span text:style-name="T6"/></text:p>
            <text:p text:style-name="P3"><text:span text:style-name="T6">R – U – R’ - U – R – U2’ - R’</text:span></text:p>
            <text:p text:style-name="P4"><text:span text:style-name="T7"/></text:p>
          </draw:text-box>
        </draw:frame>
        <draw:custom-shape draw:style-name="gr3" draw:text-style-name="P6" draw:layer="layout" svg:width="4.7cm" svg:height="4.7cm" svg:x="7.8cm" svg:y="10.5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2cm" svg:y1="15.2cm" svg:x2="10.2cm" svg:y2="10.5cm">
          <text:p/>
        </draw:line>
        <draw:line draw:style-name="gr4" draw:text-style-name="P7" draw:layer="layout" svg:x1="7.8cm" svg:y1="12.9cm" svg:x2="12.5cm" svg:y2="12.9cm">
          <text:p/>
        </draw:line>
        <draw:custom-shape draw:style-name="gr5" draw:text-style-name="P8" draw:layer="layout" svg:width="2.2cm" svg:height="2.1cm" svg:x="7.9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2cm" svg:height="2.2cm" svg:x="12.6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7.9cm 10.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10.3cm 15.5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cm" svg:height="2.953cm" svg:x="1cm" svg:y="16.2cm">
          <draw:text-box>
            <text:p text:style-name="P4"><text:span text:style-name="T6">Situación </text:span><text:span text:style-name="T6">1.2:</text:span></text:p>
            <text:p text:style-name="P3"><text:span text:style-name="T6"/></text:p>
            <text:p text:style-name="P3"><text:span text:style-name="T6">R – U2 – R’ </text:span><text:span text:style-name="T6">- U’ - R – </text:span><text:span text:style-name="T6">U’ - R’</text:span></text:p>
            <text:p text:style-name="P4"><text:span text:style-name="T7"/></text:p>
          </draw:text-box>
        </draw:frame>
        <draw:custom-shape draw:style-name="gr3" draw:text-style-name="P6" draw:layer="layout" svg:width="4.7cm" svg:height="4.7cm" draw:transform="rotate (1.5707963267949) translate (8cm 2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7" draw:layer="layout" svg:x1="12.7cm" svg:y1="22.7cm" svg:x2="8cm" svg:y2="22.7cm">
          <text:p/>
        </draw:line>
        <draw:line draw:style-name="gr4" draw:text-style-name="P7" draw:layer="layout" svg:x1="10.4cm" svg:y1="20.3cm" svg:x2="10.4cm" svg:y2="25cm">
          <text:p/>
        </draw:line>
        <draw:custom-shape draw:style-name="gr5" draw:text-style-name="P8" draw:layer="layout" svg:width="2.2cm" svg:height="2.1cm" draw:transform="rotate (1.5707963267949) translate (10.5cm 22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8.1cm 25.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-3.14159265358979) translate (7.9cm 22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-3.14159265358979) translate (13cm 25cm)">
          <text:p/>
          <draw:enhanced-geometry svg:viewBox="0 0 21600 21600" draw:mirror-vertical="true" draw:mirror-horizontal="false" draw:type="rectangle" draw:enhanced-path="M 0 0 L 21600 0 21600 21600 0 21600 0 0 Z N"/>
        </draw:custom-shape>
      </draw:page>
      <draw:page draw:name="page3" draw:style-name="dp1" draw:master-page-name="Predeterminado">
        <draw:frame draw:style-name="gr8" draw:text-style-name="P9" draw:layer="layout" svg:width="19cm" svg:height="4.2cm" svg:x="1cm" svg:y="1cm">
          <draw:text-box>
            <text:p text:style-name="P4"><text:span text:style-name="T5">Caso #2: </text:span><text:span text:style-name="T5">Ninguna </text:span><text:span text:style-name="T5">esquina </text:span><text:span text:style-name="T5">bien </text:span><text:span text:style-name="T5">orientada</text:span></text:p>
            <text:p text:style-name="P4"><text:span text:style-name="T6">Situación </text:span><text:span text:style-name="T6">2.1:</text:span></text:p>
            <text:p text:style-name="P3"><text:span text:style-name="T6">F - (R – U </text:span><text:span text:style-name="T6">– R’ - </text:span><text:span text:style-name="T6">U’)x2 - F’</text:span></text:p>
          </draw:text-box>
        </draw:frame>
        <draw:custom-shape draw:style-name="gr3" draw:text-style-name="P6" draw:layer="layout" svg:width="4.7cm" svg:height="4.7cm" draw:transform="rotate (1.5707963267949) translate (8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7" draw:layer="layout" svg:x1="12.7cm" svg:y1="6.7cm" svg:x2="8cm" svg:y2="6.7cm">
          <text:p/>
        </draw:line>
        <draw:line draw:style-name="gr4" draw:text-style-name="P7" draw:layer="layout" svg:x1="10.4cm" svg:y1="4.3cm" svg:x2="10.4cm" svg:y2="9cm">
          <text:p/>
        </draw:line>
        <draw:custom-shape draw:style-name="gr6" draw:text-style-name="P8" draw:layer="layout" svg:width="0.2cm" svg:height="2.2cm" draw:transform="rotate (1.5707963267949) translate (10.4cm 9.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-3.14159265358979) translate (7.9cm 6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-3.14159265358979) translate (7.9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10.4cm 4.2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8" draw:text-style-name="P9" draw:layer="layout" svg:width="19cm" svg:height="4.2cm" svg:x="1cm" svg:y="9.7cm">
          <draw:text-box>
            <text:p text:style-name="P4"><text:span text:style-name="T6">Situación </text:span><text:span text:style-name="T6">2.2:</text:span></text:p>
            <text:p text:style-name="P3"><text:span text:style-name="T6">F - (R – U </text:span><text:span text:style-name="T6">– R’ - </text:span><text:span text:style-name="T6">U’)x2 - F’</text:span></text:p>
          </draw:text-box>
        </draw:frame>
        <draw:custom-shape draw:style-name="gr3" draw:text-style-name="P6" draw:layer="layout" svg:width="4.7cm" svg:height="4.7cm" draw:transform="rotate (1.5707963267949) translate (8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7" draw:layer="layout" svg:x1="12.7cm" svg:y1="6.7cm" svg:x2="8cm" svg:y2="6.7cm">
          <text:p/>
        </draw:line>
        <draw:line draw:style-name="gr4" draw:text-style-name="P7" draw:layer="layout" svg:x1="10.4cm" svg:y1="4.3cm" svg:x2="10.4cm" svg:y2="9cm">
          <text:p/>
        </draw:line>
        <draw:custom-shape draw:style-name="gr6" draw:text-style-name="P8" draw:layer="layout" svg:width="0.2cm" svg:height="2.2cm" draw:transform="rotate (1.5707963267949) translate (10.4cm 9.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-3.14159265358979) translate (7.9cm 6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-3.14159265358979) translate (7.9cm 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10.4cm 4.2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" draw:text-style-name="P6" draw:layer="layout" svg:width="4.7cm" svg:height="4.7cm" draw:transform="rotate (1.5707963267949) translate (8cm 16.6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4" draw:text-style-name="P7" draw:layer="layout" svg:x1="12.7cm" svg:y1="14.3cm" svg:x2="8cm" svg:y2="14.3cm">
          <text:p/>
        </draw:line>
        <draw:line draw:style-name="gr4" draw:text-style-name="P7" draw:layer="layout" svg:x1="10.4cm" svg:y1="11.9cm" svg:x2="10.4cm" svg:y2="16.6cm">
          <text:p/>
        </draw:line>
        <draw:custom-shape draw:style-name="gr6" draw:text-style-name="P8" draw:layer="layout" svg:width="0.2cm" svg:height="2.2cm" draw:transform="rotate (1.5707963267949) translate (10.4cm 16.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8.1cm 11.8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8.1cm 16.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" draw:text-style-name="P8" draw:layer="layout" svg:width="0.2cm" svg:height="2.2cm" draw:transform="rotate (1.5707963267949) translate (10.4cm 11.8cm)">
          <text:p/>
          <draw:enhanced-geometry svg:viewBox="0 0 21600 21600" draw:mirror-vertical="tru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34:05.239238060</meta:creation-date>
    <dc:date>2017-01-29T22:51:59.658956941</dc:date>
    <meta:editing-duration>PT9M</meta:editing-duration>
    <meta:editing-cycles>1</meta:editing-cycles>
    <meta:document-statistic meta:object-count="40"/>
    <meta:generator>LibreOffice/5.1.4.2$Linux_X86_64 LibreOffice_project/10m0$Build-2</meta:generator>
  </office:meta>
</office:document-meta>
</file>